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3.06pt" svg:y="139.1pt">
            <loext:p draw:notify-on-update-of-ranges="Sheet1.A1:Sheet1.A1 Sheet1.A2:Sheet1.A5 Sheet1.B1:Sheet1.B1 Sheet1.B2:Sheet1.B5 Sheet1.C1:Sheet1.C1 Sheet1.C2:Sheet1.C5 Sheet1.D1:Sheet1.D1 Sheet1.D2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7pt" svg:x="0pt" svg:y="139.95pt">
            <loext:p draw:notify-on-update-of-ranges="Sheet1.A7:Sheet1.A7 Sheet1.A8:Sheet1.A10 Sheet1.B7:Sheet1.B7 Sheet1.B8:Sheet1.B10 Sheet1.C7:Sheet1.C7 Sheet1.C8:Sheet1.C10 Sheet1.D7:Sheet1.D7 Sheet1.D8:Sheet1.D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97" calcext:value-type="float">
            <text:p>897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2:40:34.058016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1:38:22.846643985</meta:creation-date>
    <dc:date>2018-02-12T13:54:06.024658621</dc:date>
    <meta:editing-duration>PT6M24S</meta:editing-duration>
    <meta:editing-cycles>2</meta:editing-cycles>
    <meta:generator>LibreOffice/5.3.1.2$Linux_X86_64 LibreOffice_project/30m0$Build-2</meta:generator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8cm" svg:y="3.767cm" style:legend-expansion="high" chart:style-name="ch2"/>
        <chart:plot-area chart:style-name="ch3" table:cell-range-address="Sheet1.A1:Sheet1.D5" chart:data-source-has-labels="both" svg:x="1.286cm" svg:y="0.18cm" svg:width="12.192cm" svg:height="7.704cm">
          <chartooo:coordinate-region svg:x="2.364cm" svg:y="0.358cm" svg:width="11.114cm" svg:height="6.922cm"/>
          <chart:axis chart:dimension="x" chart:name="primary-x" chart:style-name="ch4" chartooo:axis-type="auto">
            <chartooo:date-scale/>
            <chart:title svg:x="6.143cm" svg:y="8.065cm" chart:style-name="ch5">
              <text:p>number of cores</text:p>
            </chart:title>
            <chart:categories table:cell-range-address="Sheet1.A2:Sheet1.A5"/>
          </chart:axis>
          <chart:axis chart:dimension="y" chart:name="primary-y" chart:style-name="ch6">
            <chart:title svg:x="0.451cm" svg:y="4.769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series chart:style-name="ch11" chart:values-cell-range-address="Sheet1.D2:Sheet1.D5" chart:label-cell-address="Sheet1.D1:Sheet1.D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Sheet1.B1:Sheet1.B1</svg:desc>
                </draw:g>
              </table:table-cell>
              <table:table-cell office:value-type="string">
                <text:p>500000</text:p>
                <draw:g>
                  <svg:desc>Sheet1.C1:Sheet1.C1</svg:desc>
                </draw:g>
              </table:table-cell>
              <table:table-cell office:value-type="string">
                <text:p>100000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54">
                <text:p>54</text:p>
                <draw:g>
                  <svg:desc>Sheet1.B2:Sheet1.B5</svg:desc>
                </draw:g>
              </table:table-cell>
              <table:table-cell office:value-type="float" office:value="897">
                <text:p>897</text:p>
                <draw:g>
                  <svg:desc>Sheet1.C2:Sheet1.C5</svg:desc>
                </draw:g>
              </table:table-cell>
              <table:table-cell office:value-type="float" office:value="3356">
                <text:p>3356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70">
                <text:p>4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71">
                <text:p>271</text:p>
              </table:table-cell>
              <table:table-cell office:value-type="float" office:value="964">
                <text:p>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legend chart:legend-position="end" svg:x="13.806cm" svg:y="3.768cm" style:legend-expansion="high" chart:style-name="ch2"/>
        <chart:plot-area chart:style-name="ch3" table:cell-range-address="Sheet1.A7:Sheet1.D10" chart:data-source-has-labels="both" svg:x="1.286cm" svg:y="0.18cm" svg:width="12.2cm" svg:height="7.707cm">
          <chartooo:coordinate-region svg:x="2.039cm" svg:y="0.358cm" svg:width="11.447cm" svg:height="6.925cm"/>
          <chart:axis chart:dimension="x" chart:name="primary-x" chart:style-name="ch4" chartooo:axis-type="auto">
            <chartooo:date-scale/>
            <chart:title svg:x="6.147cm" svg:y="8.068cm" chart:style-name="ch5">
              <text:p>number of cores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71cm" chart:style-name="ch7">
              <text:p>speedup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bar">
            <chart:data-point chart:repeated="3"/>
          </chart:series>
          <chart:series chart:style-name="ch10" chart:values-cell-range-address="Sheet1.C8:Sheet1.C10" chart:label-cell-address="Sheet1.C7:Sheet1.C7" chart:class="chart:bar">
            <chart:data-point chart:repeated="3"/>
          </chart:series>
          <chart:series chart:style-name="ch11" chart:values-cell-range-address="Sheet1.D8:Sheet1.D10" chart:label-cell-address="Sheet1.D7:Sheet1.D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Sheet1.B7:Sheet1.B7</svg:desc>
                </draw:g>
              </table:table-cell>
              <table:table-cell office:value-type="string">
                <text:p>500000</text:p>
                <draw:g>
                  <svg:desc>Sheet1.C7:Sheet1.C7</svg:desc>
                </draw:g>
              </table:table-cell>
              <table:table-cell office:value-type="string">
                <text:p>1000000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8:Sheet1.A10</svg:desc>
                </draw:g>
              </table:table-cell>
              <table:table-cell office:value-type="float" office:value="1.8">
                <text:p>1.8</text:p>
                <draw:g>
                  <svg:desc>Sheet1.B8:Sheet1.B10</svg:desc>
                </draw:g>
              </table:table-cell>
              <table:table-cell office:value-type="float" office:value="1.9">
                <text:p>1.9</text:p>
                <draw:g>
                  <svg:desc>Sheet1.C8:Sheet1.C10</svg:desc>
                </draw:g>
              </table:table-cell>
              <table:table-cell office:value-type="float" office:value="2">
                <text:p>2</text:p>
                <draw:g>
                  <svg:desc>Sheet1.D8:Sheet1.D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3.3">
                <text:p>3.3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